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1018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t. portadora </text:p>
          </table:table-cell>
          <table:table-cell/>
          <table:table-cell table:style-name="Default" office:value-type="float" office:value="-5.5" calcext:value-type="float">
            <text:p>-5,5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/>
          <table:table-cell table:style-name="ce1" office:value-type="string" calcext:value-type="string">
            <text:p>b=kpAm=2,Am =1</text:p>
          </table:table-cell>
          <table:table-cell table:style-name="ce1" office:value-type="string" calcext:value-type="string">
            <text:p>Potencia</text:p>
          </table:table-cell>
          <table:table-cell table:style-name="ce1" office:value-type="string" calcext:value-type="string">
            <text:p>Coeficientes experimentales dB <text:s/>20*log(Jn(B))</text:p>
          </table:table-cell>
          <table:table-cell table:style-name="ce1" office:value-type="string" calcext:value-type="string">
            <text:p>Coeficientes experimentales magnitud</text:p>
          </table:table-cell>
          <table:table-cell table:style-name="ce1" office:value-type="string" calcext:value-type="string">
            <text:p>Coeficientes teoricos </text:p>
          </table:table-cell>
          <table:table-cell table:style-name="ce1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0(2)</text:p>
          </table:table-cell>
          <table:table-cell office:value-type="float" office:value="-18.51" calcext:value-type="float">
            <text:p>-18,51</text:p>
          </table:table-cell>
          <table:table-cell table:formula="of:=[.C4]-[.$E$2]" office:value-type="float" office:value="-13.01" calcext:value-type="float">
            <text:p>-13,01</text:p>
          </table:table-cell>
          <table:table-cell table:formula="of:=POWER(10;[.D4]/20)" office:value-type="float" office:value="0.223614519872252" calcext:value-type="float">
            <text:p>0,224</text:p>
          </table:table-cell>
          <table:table-cell table:formula="of:=BESSELJ(2;[.A4])" office:value-type="float" office:value="0.223890779141236" calcext:value-type="float">
            <text:p>0,22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(2)</text:p>
          </table:table-cell>
          <table:table-cell office:value-type="float" office:value="-10.26" calcext:value-type="float">
            <text:p>-10,26</text:p>
          </table:table-cell>
          <table:table-cell table:formula="of:=[.C5]-[.$E$2]" office:value-type="float" office:value="-4.76" calcext:value-type="float">
            <text:p>-4,76</text:p>
          </table:table-cell>
          <table:table-cell table:formula="of:=POWER(10;[.D5]/20)" office:value-type="float" office:value="0.578096047405718" calcext:value-type="float">
            <text:p>0,578</text:p>
          </table:table-cell>
          <table:table-cell table:formula="of:=BESSELJ(2;[.A5])" office:value-type="float" office:value="0.576724807756874" calcext:value-type="float">
            <text:p>0,57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2(2)</text:p>
          </table:table-cell>
          <table:table-cell office:value-type="float" office:value="-14.5" calcext:value-type="float">
            <text:p>-14,5</text:p>
          </table:table-cell>
          <table:table-cell table:formula="of:=[.C6]-[.$E$2]" office:value-type="float" office:value="-9" calcext:value-type="float">
            <text:p>-9</text:p>
          </table:table-cell>
          <table:table-cell table:formula="of:=POWER(10;[.D6]/20)" office:value-type="float" office:value="0.354813389233575" calcext:value-type="float">
            <text:p>0,355</text:p>
          </table:table-cell>
          <table:table-cell table:formula="of:=BESSELJ(2;[.A6])" office:value-type="float" office:value="0.352834028615638" calcext:value-type="float">
            <text:p>0,353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3(2)</text:p>
          </table:table-cell>
          <table:table-cell office:value-type="float" office:value="-23.22" calcext:value-type="float">
            <text:p>-23,22</text:p>
          </table:table-cell>
          <table:table-cell table:formula="of:=[.C7]-[.$E$2]" office:value-type="float" office:value="-17.72" calcext:value-type="float">
            <text:p>-17,72</text:p>
          </table:table-cell>
          <table:table-cell table:formula="of:=POWER(10;[.D7]/20)" office:value-type="float" office:value="0.130016957803329" calcext:value-type="float">
            <text:p>0,130</text:p>
          </table:table-cell>
          <table:table-cell table:formula="of:=BESSELJ(2;[.A7])" office:value-type="float" office:value="0.128943249474402" calcext:value-type="float">
            <text:p>0,12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4(2)</text:p>
          </table:table-cell>
          <table:table-cell office:value-type="float" office:value="-34.85" calcext:value-type="float">
            <text:p>-34,85</text:p>
          </table:table-cell>
          <table:table-cell table:formula="of:=[.C8]-[.$E$2]" office:value-type="float" office:value="-29.35" calcext:value-type="float">
            <text:p>-29,35</text:p>
          </table:table-cell>
          <table:table-cell table:formula="of:=POWER(10;[.D8]/20)" office:value-type="float" office:value="0.0340800324800365" calcext:value-type="float">
            <text:p>0,034</text:p>
          </table:table-cell>
          <table:table-cell table:formula="of:=BESSELJ(2;[.A8])" office:value-type="float" office:value="0.0339957198075684" calcext:value-type="float">
            <text:p>0,03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5(2)</text:p>
          </table:table-cell>
          <table:table-cell office:value-type="float" office:value="-48.5" calcext:value-type="float">
            <text:p>-48,5</text:p>
          </table:table-cell>
          <table:table-cell table:formula="of:=[.C9]-[.$E$2]" office:value-type="float" office:value="-43" calcext:value-type="float">
            <text:p>-43</text:p>
          </table:table-cell>
          <table:table-cell table:formula="of:=POWER(10;[.D9]/20)" office:value-type="float" office:value="0.00707945784384138" calcext:value-type="float">
            <text:p>0,007</text:p>
          </table:table-cell>
          <table:table-cell table:formula="of:=BESSELJ(2;[.A9])" office:value-type="float" office:value="0.00703962975587169" calcext:value-type="float">
            <text:p>0,007</text:p>
          </table:table-cell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t. portadora </text:p>
          </table:table-cell>
          <table:table-cell/>
          <table:table-cell table:style-name="Default" office:value-type="float" office:value="-5.5" calcext:value-type="float">
            <text:p>-5,5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/>
          <table:table-cell table:style-name="ce1" office:value-type="string" calcext:value-type="string">
            <text:p>b=kpAm=3,Am =1</text:p>
          </table:table-cell>
          <table:table-cell table:style-name="ce1" office:value-type="string" calcext:value-type="string">
            <text:p>Potencia</text:p>
          </table:table-cell>
          <table:table-cell table:style-name="ce1" office:value-type="string" calcext:value-type="string">
            <text:p>Coeficientes experimentales dB <text:s/>20*log(Jn(B))</text:p>
          </table:table-cell>
          <table:table-cell table:style-name="ce1" office:value-type="string" calcext:value-type="string">
            <text:p>Coeficientes experimentales magnitud</text:p>
          </table:table-cell>
          <table:table-cell table:style-name="ce1" office:value-type="string" calcext:value-type="string">
            <text:p>Coeficientes teoricos 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0(2)</text:p>
          </table:table-cell>
          <table:table-cell office:value-type="float" office:value="-17.31" calcext:value-type="float">
            <text:p>-17,31</text:p>
          </table:table-cell>
          <table:table-cell table:formula="of:=[.C14]-[.$E$2]" office:value-type="float" office:value="-11.81" calcext:value-type="float">
            <text:p>-11,81</text:p>
          </table:table-cell>
          <table:table-cell table:formula="of:=POWER(10;[.D14]/20)" office:value-type="float" office:value="0.256743820810613" calcext:value-type="float">
            <text:p>0,257</text:p>
          </table:table-cell>
          <table:table-cell table:formula="of:=BESSELJ(3;[.A14])" office:value-type="float" office:value="-0.260051954901933" calcext:value-type="float">
            <text:p>-0,26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(2)</text:p>
          </table:table-cell>
          <table:table-cell office:value-type="float" office:value="-14.95" calcext:value-type="float">
            <text:p>-14,95</text:p>
          </table:table-cell>
          <table:table-cell table:formula="of:=[.C15]-[.$E$2]" office:value-type="float" office:value="-9.45" calcext:value-type="float">
            <text:p>-9,45</text:p>
          </table:table-cell>
          <table:table-cell table:formula="of:=POWER(10;[.D15]/20)" office:value-type="float" office:value="0.336899215741491" calcext:value-type="float">
            <text:p>0,337</text:p>
          </table:table-cell>
          <table:table-cell table:formula="of:=BESSELJ(3;[.A15])" office:value-type="float" office:value="0.339058958525936" calcext:value-type="float">
            <text:p>0,33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2(2)</text:p>
          </table:table-cell>
          <table:table-cell office:value-type="float" office:value="-11.81" calcext:value-type="float">
            <text:p>-11,81</text:p>
          </table:table-cell>
          <table:table-cell table:formula="of:=[.C16]-[.$E$2]" office:value-type="float" office:value="-6.31" calcext:value-type="float">
            <text:p>-6,31</text:p>
          </table:table-cell>
          <table:table-cell table:formula="of:=POWER(10;[.D16]/20)" office:value-type="float" office:value="0.483615264302044" calcext:value-type="float">
            <text:p>0,484</text:p>
          </table:table-cell>
          <table:table-cell table:formula="of:=BESSELJ(3;[.A16])" office:value-type="float" office:value="0.486091260585891" calcext:value-type="float">
            <text:p>0,486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3(2)</text:p>
          </table:table-cell>
          <table:table-cell office:value-type="float" office:value="-15.72" calcext:value-type="float">
            <text:p>-15,72</text:p>
          </table:table-cell>
          <table:table-cell table:formula="of:=[.C17]-[.$E$2]" office:value-type="float" office:value="-10.22" calcext:value-type="float">
            <text:p>-10,22</text:p>
          </table:table-cell>
          <table:table-cell table:formula="of:=POWER(10;[.D17]/20)" office:value-type="float" office:value="0.308318795024935" calcext:value-type="float">
            <text:p>0,308</text:p>
          </table:table-cell>
          <table:table-cell table:formula="of:=BESSELJ(3;[.A17])" office:value-type="float" office:value="0.309062722255252" calcext:value-type="float">
            <text:p>0,30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4(2)</text:p>
          </table:table-cell>
          <table:table-cell office:value-type="float" office:value="-23.16" calcext:value-type="float">
            <text:p>-23,16</text:p>
          </table:table-cell>
          <table:table-cell table:formula="of:=[.C18]-[.$E$2]" office:value-type="float" office:value="-17.66" calcext:value-type="float">
            <text:p>-17,66</text:p>
          </table:table-cell>
          <table:table-cell table:formula="of:=POWER(10;[.D18]/20)" office:value-type="float" office:value="0.130918192299941" calcext:value-type="float">
            <text:p>0,131</text:p>
          </table:table-cell>
          <table:table-cell table:formula="of:=BESSELJ(3;[.A18])" office:value-type="float" office:value="0.132034183924612" calcext:value-type="float">
            <text:p>0,13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5(2)</text:p>
          </table:table-cell>
          <table:table-cell office:value-type="float" office:value="-32.91" calcext:value-type="float">
            <text:p>-32,91</text:p>
          </table:table-cell>
          <table:table-cell table:formula="of:=[.C19]-[.$E$2]" office:value-type="float" office:value="-27.41" calcext:value-type="float">
            <text:p>-27,41</text:p>
          </table:table-cell>
          <table:table-cell table:formula="of:=POWER(10;[.D19]/20)" office:value-type="float" office:value="0.0426088683582789" calcext:value-type="float">
            <text:p>0,043</text:p>
          </table:table-cell>
          <table:table-cell table:formula="of:=BESSELJ(3;[.A19])" office:value-type="float" office:value="0.0430284348770476" calcext:value-type="float">
            <text:p>0,043</text:p>
          </table:table-cell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t. portadora </text:p>
          </table:table-cell>
          <table:table-cell/>
          <table:table-cell table:style-name="Default" office:value-type="float" office:value="-5.5" calcext:value-type="float">
            <text:p>-5,5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/>
          <table:table-cell table:style-name="ce1" office:value-type="string" calcext:value-type="string">
            <text:p>b=kpAm=4,Am =1</text:p>
          </table:table-cell>
          <table:table-cell table:style-name="ce1" office:value-type="string" calcext:value-type="string">
            <text:p>Potencia</text:p>
          </table:table-cell>
          <table:table-cell table:style-name="ce1" office:value-type="string" calcext:value-type="string">
            <text:p>Coeficientes experimentales dB <text:s/>20*log(Jn(B))</text:p>
          </table:table-cell>
          <table:table-cell table:style-name="ce1" office:value-type="string" calcext:value-type="string">
            <text:p>Coeficientes experimentales magnitud</text:p>
          </table:table-cell>
          <table:table-cell table:style-name="ce1" office:value-type="string" calcext:value-type="string">
            <text:p>Coeficientes teoricos 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0(2)</text:p>
          </table:table-cell>
          <table:table-cell office:value-type="float" office:value="-13.93" calcext:value-type="float">
            <text:p>-13,93</text:p>
          </table:table-cell>
          <table:table-cell table:formula="of:=[.C24]-[.$E$2]" office:value-type="float" office:value="-8.43" calcext:value-type="float">
            <text:p>-8,43</text:p>
          </table:table-cell>
          <table:table-cell table:formula="of:=POWER(10;[.D24]/20)" office:value-type="float" office:value="0.378878533748437" calcext:value-type="float">
            <text:p>0,379</text:p>
          </table:table-cell>
          <table:table-cell table:formula="of:=BESSELJ(4;[.A24])" office:value-type="float" office:value="-0.397149809863847" calcext:value-type="float">
            <text:p>-0,39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(2)</text:p>
          </table:table-cell>
          <table:table-cell office:value-type="float" office:value="-29.4" calcext:value-type="float">
            <text:p>-29,4</text:p>
          </table:table-cell>
          <table:table-cell table:formula="of:=[.C25]-[.$E$2]" office:value-type="float" office:value="-23.9" calcext:value-type="float">
            <text:p>-23,9</text:p>
          </table:table-cell>
          <table:table-cell table:formula="of:=POWER(10;[.D25]/20)" office:value-type="float" office:value="0.0638263486190549" calcext:value-type="float">
            <text:p>0,064</text:p>
          </table:table-cell>
          <table:table-cell table:formula="of:=BESSELJ(4;[.A25])" office:value-type="float" office:value="-0.0660433280235491" calcext:value-type="float">
            <text:p>-0,06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2(2)</text:p>
          </table:table-cell>
          <table:table-cell office:value-type="float" office:value="-14.62" calcext:value-type="float">
            <text:p>-14,62</text:p>
          </table:table-cell>
          <table:table-cell table:formula="of:=[.C26]-[.$E$2]" office:value-type="float" office:value="-9.12" calcext:value-type="float">
            <text:p>-9,12</text:p>
          </table:table-cell>
          <table:table-cell table:formula="of:=POWER(10;[.D26]/20)" office:value-type="float" office:value="0.349945167028357" calcext:value-type="float">
            <text:p>0,350</text:p>
          </table:table-cell>
          <table:table-cell table:formula="of:=BESSELJ(4;[.A26])" office:value-type="float" office:value="0.364128145852073" calcext:value-type="float">
            <text:p>0,36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3(2)</text:p>
          </table:table-cell>
          <table:table-cell office:value-type="float" office:value="-13.14" calcext:value-type="float">
            <text:p>-13,14</text:p>
          </table:table-cell>
          <table:table-cell table:formula="of:=[.C27]-[.$E$2]" office:value-type="float" office:value="-7.64" calcext:value-type="float">
            <text:p>-7,64</text:p>
          </table:table-cell>
          <table:table-cell table:formula="of:=POWER(10;[.D27]/20)" office:value-type="float" office:value="0.414954042634363" calcext:value-type="float">
            <text:p>0,415</text:p>
          </table:table-cell>
          <table:table-cell table:formula="of:=BESSELJ(4;[.A27])" office:value-type="float" office:value="0.430171473875622" calcext:value-type="float">
            <text:p>0,43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4(2)</text:p>
          </table:table-cell>
          <table:table-cell office:value-type="float" office:value="-16.81" calcext:value-type="float">
            <text:p>-16,81</text:p>
          </table:table-cell>
          <table:table-cell table:formula="of:=[.C28]-[.$E$2]" office:value-type="float" office:value="-11.31" calcext:value-type="float">
            <text:p>-11,31</text:p>
          </table:table-cell>
          <table:table-cell table:formula="of:=POWER(10;[.D28]/20)" office:value-type="float" office:value="0.271956848609892" calcext:value-type="float">
            <text:p>0,272</text:p>
          </table:table-cell>
          <table:table-cell table:formula="of:=BESSELJ(4;[.A28])" office:value-type="float" office:value="0.28112906496136" calcext:value-type="float">
            <text:p>0,28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5(2)</text:p>
          </table:table-cell>
          <table:table-cell office:value-type="float" office:value="-23.45" calcext:value-type="float">
            <text:p>-23,45</text:p>
          </table:table-cell>
          <table:table-cell table:formula="of:=[.C29]-[.$E$2]" office:value-type="float" office:value="-17.95" calcext:value-type="float">
            <text:p>-17,95</text:p>
          </table:table-cell>
          <table:table-cell table:formula="of:=POWER(10;[.D29]/20)" office:value-type="float" office:value="0.126619326751094" calcext:value-type="float">
            <text:p>0,127</text:p>
          </table:table-cell>
          <table:table-cell table:formula="of:=BESSELJ(4;[.A29])" office:value-type="float" office:value="0.132086656047098" calcext:value-type="float">
            <text:p>0,13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4T18:12:58.068283976</meta:creation-date>
    <dc:date>2022-12-14T18:40:36.446469111</dc:date>
    <meta:editing-duration>PT7M6S</meta:editing-duration>
    <meta:editing-cycles>1</meta:editing-cycles>
    <meta:document-statistic meta:table-count="1" meta:cell-count="129" meta:object-count="0"/>
    <meta:generator>LibreOffice/6.4.7.2$Linux_X86_64 LibreOffice_project/40$Build-2</meta:generator>
  </office:meta>
</office:document-meta>
</file>